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d6d8e"/>
    </style:style>
    <style:style style:name="P4" style:family="paragraph" style:parent-style-name="Standard">
      <style:paragraph-properties fo:text-align="center" style:justify-single-word="false"/>
      <style:text-properties officeooo:rsid="001d6d8e" officeooo:paragraph-rsid="001d6d8e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d6d8e" officeooo:paragraph-rsid="001d6d8e"/>
    </style:style>
    <style:style style:name="T1" style:family="text">
      <style:text-properties officeooo:rsid="001d6d8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З проекта</text:p>
      <text:p text:style-name="P4">(Alice Beyond the Pain Threshold)</text:p>
      <text:p text:style-name="P1"/>
      <text:p text:style-name="P3"><text:tab/>Игра представляет собой <text:span text:style-name="T1">2d проект выполненный в 8-битной стилистике. Геймплей игры заключается в управлении главным персонажем (wasd - перемещение, стрелочки – атака(по ситуации выберем дальний или ближний бой) ), перемещении его по карте, разделенной на комнаты, сражение с противниками, боссами(по одному на уровень). Предусмотреть диалоги и задания от неигровых персонажей(желательно обязательные для дальнейшего прохождения). Карта хранится в txt файле. Приоритет отдается спрайтам, подходящим под стилистику пиксель-арт, киберпанк.</text:span></text:p>
      <text:p text:style-name="P3">Для увеличения динамики игры нужно озвучить действия главного героя, противников, неигровых персонажей, подобрать музыкальное сопровождение для различных этапов игры.<text:span text:style-name="T1"><text:tab/></text:span></text:p>
      <text:p text:style-name="P3"/>
      <text:p text:style-name="P3"><text:span text:style-name="T1"><text:tab/>Предположительное содержимое БД:</text:span></text:p>
      <text:list xml:id="list3974046343" text:style-name="L1">
        <text:list-item>
          <text:p text:style-name="P2">Информация о главном герое <text:span text:style-name="T1">(ник, очки здоровья, урон, количество убийств на уровень)</text:span></text:p>
        </text:list-item>
        <text:list-item>
          <text:p text:style-name="P2">Информация о противниках на уровне <text:span text:style-name="T1">(очки здоровья, урон, жив или нет, может ли возродиться)</text:span></text:p>
        </text:list-item>
        <text:list-item>
          <text:p text:style-name="P5">Таблица лидеров (ник, время игры, количество убийств, сложность(если будет)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9:46:52.461051854</meta:creation-date>
    <dc:date>2022-12-22T20:33:25.822302459</dc:date>
    <meta:editing-duration>PT46M33S</meta:editing-duration>
    <meta:editing-cycles>1</meta:editing-cycles>
    <meta:document-statistic meta:table-count="0" meta:image-count="0" meta:object-count="0" meta:page-count="1" meta:paragraph-count="8" meta:word-count="133" meta:character-count="1034" meta:non-whitespace-character-count="908"/>
    <meta:generator>LibreOffice/7.4.3.2$MacOSX_AARCH64 LibreOffice_project/1048a8393ae2eeec98dff31b5c133c5f1d08b890</meta:generator>
  </office:meta>
</office:document-meta>
</file>